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5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6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?" xlink:type="simple">http://www.nexusmods.com/fallout3/mods/1574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?" xlink:type="simple">http://www.nexusmods.com/fallout3/mods/17115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?" xlink:type="simple">http://www.nexusmods.com/fallout3/mods/16935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?" xlink:type="simple">http://www.nexusmods.com/fallout3/mods/1789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?" xlink:type="simple">http://www.nexusmods.com/fallout3/mods/7875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?" xlink:type="simple">http://www.nexusmods.com/fallout3/mods/1687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1:'Fallout 3 GOTY mods'.C1048576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1:'Fallout 3 GOTY mods'.C1048576">
            <calcext:condition calcext:apply-style-name="Untitled3" calcext:value="=&quot;Partial&quot;" calcext:base-cell-address="'Fallout 3 GOTY mods'.C1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10:'Fallout 3 GOTY mods'.AMJ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8:03:19.4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8-15T10:32:15.288000000</dc:date>
    <meta:editing-duration>P9DT22H10M38S</meta:editing-duration>
    <meta:editing-cycles>19</meta:editing-cycles>
    <meta:generator>LibreOffice/5.1.3.2$Windows_x86 LibreOffice_project/644e4637d1d8544fd9f56425bd6cec110e49301b</meta:generator>
    <meta:document-statistic meta:table-count="1" meta:cell-count="142" meta:object-count="0"/>
  </office:meta>
</office:document-meta>
</file>